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cc397" officeooo:paragraph-rsid="000cc397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5" style:family="paragraph" style:parent-style-name="Heading" style:master-page-name="Standard">
      <style:paragraph-properties style:page-number="auto"/>
    </style:style>
    <style:style style:name="P6" style:family="paragraph" style:parent-style-name="Heading_20_2">
      <style:text-properties officeooo:rsid="000cedd1" officeooo:paragraph-rsid="000cedd1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Text_20_body" style:list-style-name="WW8Num6"/>
    <style:style style:name="P9" style:family="paragraph" style:parent-style-name="Text_20_body" style:list-style-name="WW8Num5"/>
    <style:style style:name="P10" style:family="paragraph" style:parent-style-name="Text_20_body">
      <style:text-properties officeooo:rsid="000cedd1" officeooo:paragraph-rsid="000cedd1"/>
    </style:style>
    <style:style style:name="P11" style:family="paragraph" style:parent-style-name="Text_20_body" style:list-style-name="WW8Num7">
      <style:text-properties officeooo:rsid="000cedd1" officeooo:paragraph-rsid="000cedd1"/>
    </style:style>
    <style:style style:name="P12" style:family="paragraph" style:parent-style-name="Text_20_body" style:list-style-name="WW8Num2">
      <style:text-properties officeooo:rsid="000cedd1" officeooo:paragraph-rsid="000cedd1"/>
    </style:style>
    <style:style style:name="P13" style:family="paragraph" style:parent-style-name="Text_20_body">
      <style:text-properties style:use-window-font-color="true" loext:opacity="0%" style:font-name="Times New Roman" fo:font-size="10pt" fo:language="en" fo:country="US" officeooo:rsid="000cedd1" officeooo:paragraph-rsid="000cedd1" style:font-name-asian="Times New Roman" style:font-size-asian="10pt" style:font-name-complex="Times New Roman" style:font-size-complex="10pt" style:language-complex="ar" style:country-complex="SA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loext:opacity="0%" style:font-name="Arial" fo:font-size="16pt" fo:language="en" fo:country="US" fo:font-weight="bold" officeooo:rsid="000cc397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4" style:family="text">
      <style:text-properties officeooo:rsid="000ced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3">Sistema de propostas de aluguel</text:span><text:line-break/>Use-Case: <text:span text:style-name="T4">Descadastrar proposta</text:span></text:h>
      <text:h text:style-name="Heading_20_1" text:outline-level="1">Brief Description </text:h>
      <text:p text:style-name="P10">Nesse caso o locatário poderá descadastrar uma proposta vinculada a aum imóvel</text:p>
      <text:h text:style-name="Heading_20_1" text:outline-level="1">Actor Brief Descriptions</text:h>
      <text:h text:style-name="P6" text:outline-level="2">Locatário</text:h>
      <text:h text:style-name="Heading_20_1" text:outline-level="1">Preconditions</text:h>
      <text:p text:style-name="P13">Estar autenticado</text:p>
      <text:p text:style-name="P13">Ter pelo menos uma proposta no sistema cadastrada pelo locatário</text:p>
      <text:h text:style-name="Heading_20_1" text:outline-level="1">Basic Flow of Events</text:h>
      <text:list xml:id="list562747317" text:style-name="WW8Num7">
        <text:list-item>
          <text:p text:style-name="P11">O ator seleciona a opção de descadastrar proposta na tela de listagem de propostas</text:p>
        </text:list-item>
        <text:list-item>
          <text:p text:style-name="P11">O sistema deleta a proposta</text:p>
        </text:list-item>
        <text:list-item>
          <text:p text:style-name="P11">O sistema alerta o ator que a proposta foi deletada com sucesso</text:p>
        </text:list-item>
      </text:list>
      <text:h text:style-name="Heading_20_1" text:outline-level="1">Alternative Flows</text:h>
      <text:h text:style-name="P6" text:outline-level="2">Caso aconteça algum erro ao deletar proposta</text:h>
      <text:p text:style-name="Text_20_body"><text:span text:style-name="T4">Se durante o ator de deletar a proposta o sistema encontre algum erro</text:span> </text:p>
      <text:list xml:id="list255638936" text:style-name="WW8Num2">
        <text:list-item>
          <text:p text:style-name="P12">O sistema avisa o ator que aconteceu algum erro a deletar a proposta específica</text:p>
        </text:list-item>
        <text:list-item>
          <text:p text:style-name="P12">Segue para o evento 1</text:p>
        </text:list-item>
      </text:list>
      <text:h text:style-name="Heading_20_1" text:outline-level="1">Subflows </text:h>
      <text:h text:style-name="Heading_20_1" text:outline-level="1">Key Scenarios</text:h>
      <text:h text:style-name="Heading_20_1" text:outline-level="1">Post-conditions</text:h>
      <text:h text:style-name="Heading_20_1" text:outline-level="1">Special Requirements</text:h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style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5.431cm" fo:margin-left="-0.191cm" table:align="left" style:writing-mode="lr-tb"/>
    </style:style>
    <style:style style:name="Table2.A" style:family="table-column">
      <style:table-column-properties style:column-width="15.4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5.431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C" style:family="table-column">
      <style:table-column-properties style:column-width="4.27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0cc397" officeooo:paragraph-rsid="000cc397" style:font-size-asian="10pt"/>
    </style:style>
    <style:style style:name="MP2" style:family="paragraph" style:parent-style-name="Standard"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0cedd1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>Sistema de propostas de aluguel</text:p>
            </table:table-cell>
          </table:table-row>
          <table:table-row table:style-name="Table2.1">
            <table:table-cell table:style-name="Table2.A1" office:value-type="string">
              <text:p text:style-name="MP2">Use-case Specification: <text:span text:style-name="MT1">Descadastrar proposta</text:span></text:p>
            </table:table-cell>
          </table:table-row>
        </table:table>
        <text:p text:style-name="Header"/>
      </style:header>
      <style:footer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/>
            </table:table-cell>
            <table:table-cell table:style-name="Table1.A1" office:value-type="string">
              <text:p text:style-name="MP5"><text:span text:style-name="MT2">Page 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&lt;use-case name&gt;</dc:title>
    <dc:subject>&lt;project&gt;</dc:subject>
    <meta:keyword/>
    <dc:description/>
    <meta:creation-date>2021-04-26T17:36:27.853510526</meta:creation-date>
    <dc:date>2021-04-29T12:55:07.158789771</dc:date>
    <meta:editing-cycles>4</meta:editing-cycles>
    <meta:editing-duration>PT6M21S</meta:editing-duration>
    <meta:generator>LibreOffice/7.1.2.2$Linux_X86_64 LibreOffice_project/10$Build-2</meta:generator>
    <meta:document-statistic meta:table-count="2" meta:image-count="0" meta:object-count="0" meta:page-count="1" meta:paragraph-count="24" meta:word-count="150" meta:character-count="889" meta:non-whitespace-character-count="776"/>
  </office:meta>
</office:document-meta>
</file>